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wrap-option="wrap" fo:border="0.06pt solid #000000" style:shrink-to-fit="false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3">
          <table:table-cell table:style-name="ce4" table:number-columns-repeated="4"/>
          <table:table-cell table:number-columns-repeated="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table:style-name="ce3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table:style-name="ce3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table:style-name="ce3"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table:style-name="ce3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table:style-name="ce3"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table:style-name="ce3"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table:style-name="ce3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table:style-name="ce3"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3"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table:style-name="ce3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table:style-name="ce3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5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6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7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8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8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8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table:style-name="ce3"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table:style-name="ce3"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table:style-name="ce3"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table:style-name="ce3"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table:style-name="ce3"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table:style-name="ce3"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table:style-name="ce3"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style-name="ce3"/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table:style-name="ce3"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table:style-name="ce3"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table:style-name="ce3"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table:style-name="ce3"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table:style-name="ce3"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table:style-name="ce3"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table:style-name="ce3"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table:style-name="ce3"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table:style-name="ce3"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table:style-name="ce3"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table:style-name="ce3"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 table:style-name="ce3"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table:style-name="ce3"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table:style-name="ce3"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table:style-name="ce3"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table:style-name="ce3"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table:style-name="ce3"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table:style-name="ce3"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/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table:style-name="ce3"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table:style-name="ce3"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table:style-name="ce3"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table:style-name="ce3"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table:style-name="ce3"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table:style-name="ce3"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table:style-name="ce3"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table:style-name="ce3"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table:style-name="ce3"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4"/>
          <table:table-cell table:style-name="ce29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9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table:style-name="ce3"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table:style-name="ce3"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table:style-name="ce3"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table:style-name="ce3"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table:style-name="ce3"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 migrations using rails generate migration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number-columns-repeated="6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3-dec</text:p>
          </table:table-cell>
          <table:table-cell table:style-name="ce8" office:value-type="string" calcext:value-type="string">
            <text:p>3-dec-2016-rails_active_records_tutorial.odt</text:p>
          </table:table-cell>
          <table:table-cell office:value-type="string" calcext:value-type="string">
            <text:p>explain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gregate functions: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in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ax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xisting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ing_by_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nection.select_al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luck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_or_create_by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5-dec</text:p>
          </table:table-cell>
          <table:table-cell table:style-name="ce8" office:value-type="string" calcext:value-type="string">
            <text:p>5-dec-2016-rails tutorial.odt </text:p>
          </table:table-cell>
          <table:table-cell office:value-type="string" calcext:value-type="string">
            <text:p>Validation basics like valid?, blank? Etc.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 calcext:value-type="string">
            <text:p>5-dec-2016-rails controller tutorial.odt</text:p>
          </table:table-cell>
          <table:table-cell office:value-type="string" calcext:value-type="string">
            <text:p>cre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ction nam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view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e routes.rb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e styl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ation file updat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6-dec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HTML view pages for each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Controller actions for relevant pag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Read Data from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Create or Insert Data Into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Delete Data From Table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7-dec</text:p>
          </table:table-cell>
          <table:table-cell table:style-name="ce8" office:value-type="string" calcext:value-type="string">
            <text:p>7-dec-2016-rails controller tutorial.odt</text:p>
          </table:table-cell>
          <table:table-cell office:value-type="string" calcext:value-type="string">
            <text:p>Created forms using rails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eperate controller for each model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view pages for each model in rails manner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def methods for new, create, edit and delete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 particular row using rails form (form_for)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8-dec</text:p>
          </table:table-cell>
          <table:table-cell table:style-name="ce16" office:value-type="string" calcext:value-type="string">
            <text:p>8-dec-2016-rails controller delete tutorial.odt</text:p>
          </table:table-cell>
          <table:table-cell office:value-type="string" calcext:value-type="string">
            <text:p>created edit page in rails for each view pag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controller edit tutorial.odt</text:p>
          </table:table-cell>
          <table:table-cell office:value-type="string" calcext:value-type="string">
            <text:p>establish editroute to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controller update tutorial.odt</text:p>
          </table:table-cell>
          <table:table-cell office:value-type="string" calcext:value-type="string">
            <text:p>edit action in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scaffold tutorial.odt</text:p>
          </table:table-cell>
          <table:table-cell office:value-type="string" calcext:value-type="string">
            <text:p>Update action in controller 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4" office:value-type="string" calcext:value-type="string">
            <text:p>establish upda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ction in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4" office:value-type="string" calcext:value-type="string">
            <text:p>establish dele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new project using scaffol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caffold for LM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database and model using scaffol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0:47:15.149819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08T19:13:10.254726526</dc:date>
    <meta:editing-duration>P5DT17H53M58S</meta:editing-duration>
    <meta:editing-cycles>241</meta:editing-cycles>
    <meta:generator>LibreOffice/4.2.8.2$Linux_x86 LibreOffice_project/420m0$Build-2</meta:generator>
    <meta:document-statistic meta:table-count="1" meta:cell-count="509" meta:object-count="0"/>
  </office:meta>
</office:document-meta>
</file>